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1cm" draw:marker-start-width="0.611cm" draw:marker-end-width="0.611cm" draw:textarea-horizontal-align="center" draw:textarea-vertical-align="middle" fo:padding-top="0.15cm" fo:padding-bottom="0.15cm" fo:padding-left="0.275cm" fo:padding-right="0.275cm"/>
    </style:style>
    <style:style style:name="gr2" style:family="graphic" style:parent-style-name="standard">
      <style:graphic-properties svg:stroke-width="0.051cm" svg:stroke-color="#800000" draw:marker-start="Test1" draw:marker-start-width="0.611cm" draw:marker-end="Test3" draw:marker-end-width="0.611cm" draw:textarea-horizontal-align="center" draw:textarea-vertical-align="middle" fo:padding-top="0.15cm" fo:padding-bottom="0.15cm" fo:padding-left="0.275cm" fo:padding-right="0.275cm"/>
    </style:style>
    <style:style style:name="gr3" style:family="graphic" style:parent-style-name="standard">
      <style:graphic-properties svg:stroke-width="0.051cm" draw:marker-start="Test1" draw:marker-start-width="0.611cm" draw:marker-end="Arrowheads_20_16" draw:marker-end-width="0.611cm" draw:textarea-horizontal-align="center" draw:textarea-vertical-align="middle" fo:padding-top="0.15cm" fo:padding-bottom="0.15cm" fo:padding-left="0.275cm" fo:padding-right="0.275cm"/>
    </style:style>
    <style:style style:name="gr4" style:family="graphic" style:parent-style-name="standard">
      <style:graphic-properties svg:stroke-width="0.051cm" draw:marker-start="Test1" draw:marker-start-width="0.611cm" draw:marker-end="Arrowheads_20_15" draw:marker-end-width="0.611cm" draw:textarea-horizontal-align="center" draw:textarea-vertical-align="middle" fo:padding-top="0.15cm" fo:padding-bottom="0.15cm" fo:padding-left="0.275cm" fo:padding-right="0.275cm"/>
    </style:style>
    <style:style style:name="gr5" style:family="graphic" style:parent-style-name="standard">
      <style:graphic-properties svg:stroke-width="0.051cm" draw:marker-start="Arrowheads_20_15" draw:marker-start-width="0.611cm" draw:marker-end="Test1" draw:marker-end-width="0.611cm" draw:textarea-horizontal-align="center" draw:textarea-vertical-align="middle" fo:padding-top="0.15cm" fo:padding-bottom="0.15cm" fo:padding-left="0.275cm" fo:padding-right="0.275cm"/>
    </style:style>
    <style:style style:name="gr6" style:family="graphic" style:parent-style-name="standard">
      <style:graphic-properties svg:stroke-width="0.051cm" draw:marker-start-width="0.611cm" draw:marker-end-width="0.611cm" draw:fill-color="#ffff66" draw:textarea-horizontal-align="center" draw:textarea-vertical-align="middle" fo:padding-top="0.15cm" fo:padding-bottom="0.15cm" fo:padding-left="0.275cm" fo:padding-right="0.275cm"/>
    </style:style>
    <style:style style:name="gr7" style:family="graphic" style:parent-style-name="standard">
      <style:graphic-properties svg:stroke-width="0.051cm" draw:marker-start-width="0.611cm" draw:marker-end-width="0.611cm"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Arrowheads_20_15" draw:marker-start-width="0.611cm" draw:marker-end="Test3" draw:marker-end-width="0.611cm" draw:textarea-horizontal-align="center" draw:textarea-vertical-align="middle" fo:padding-top="0.15cm" fo:padding-bottom="0.15cm" fo:padding-left="0.275cm" fo:padding-right="0.275cm"/>
    </style:style>
    <style:style style:name="gr9" style:family="graphic" style:parent-style-name="standard">
      <style:graphic-properties svg:stroke-width="0.051cm" draw:marker-start-width="0.611cm" draw:marker-end-width="0.611cm" draw:fill="solid" draw:fill-color="#94bd5e" draw:textarea-horizontal-align="center" draw:textarea-vertical-align="middle" fo:padding-top="0.15cm" fo:padding-bottom="0.15cm" fo:padding-left="0.275cm" fo:padding-right="0.275cm"/>
    </style:style>
    <style:style style:name="gr10" style:family="graphic" style:parent-style-name="standard">
      <style:graphic-properties svg:stroke-width="0.051cm" draw:marker-start-width="0.611cm" draw:marker-end="Test1" draw:marker-end-width="0.611cm" draw:textarea-horizontal-align="center" draw:textarea-vertical-align="middle" fo:padding-top="0.15cm" fo:padding-bottom="0.15cm" fo:padding-left="0.275cm" fo:padding-right="0.275cm"/>
    </style:style>
    <style:style style:name="gr11" style:family="graphic" style:parent-style-name="standard">
      <style:graphic-properties svg:stroke-width="0.051cm" draw:marker-start="Arrowheads_20_16" draw:marker-start-width="0.611cm" draw:marker-end="Test1" draw:marker-end-width="0.611cm" draw:textarea-horizontal-align="center" draw:textarea-vertical-align="middle" fo:padding-top="0.15cm" fo:padding-bottom="0.15cm" fo:padding-left="0.275cm" fo:padding-right="0.275cm"/>
    </style:style>
    <style:style style:name="gr12" style:family="graphic" style:parent-style-name="standard">
      <style:graphic-properties draw:stroke="dash" draw:stroke-dash="Fine_20_Dashed" draw:fill="none" draw:textarea-horizontal-align="center" draw:textarea-vertical-align="middl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svg:stroke-width="0.051cm" draw:marker-start-width="0.611cm" draw:marker-end-width="0.611cm" draw:fill-color="#94bd5e"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Test3" draw:marker-start-width="0.611cm" draw:marker-end="Arrowheads_20_15" draw:marker-end-width="0.611cm" draw:textarea-horizontal-align="center" draw:textarea-vertical-align="middle" fo:padding-top="0.15cm" fo:padding-bottom="0.15cm" fo:padding-left="0.275cm" fo:padding-right="0.275cm"/>
    </style:style>
    <style:style style:name="gr16" style:family="graphic" style:parent-style-name="standard">
      <style:graphic-properties svg:stroke-width="0.051cm" svg:stroke-color="#800000" draw:marker-start="Test1" draw:marker-start-width="0.611cm" draw:marker-end="Test1" draw:marker-end-width="0.611cm" draw:textarea-horizontal-align="center" draw:textarea-vertical-align="middle" fo:padding-top="0.15cm" fo:padding-bottom="0.15cm" fo:padding-left="0.275cm" fo:padding-right="0.275cm"/>
    </style:style>
    <style:style style:name="gr17" style:family="graphic" style:parent-style-name="standard">
      <style:graphic-properties draw:stroke="dash" draw:stroke-dash="Ultrafine_20_Dashed" svg:stroke-width="0.051cm" draw:marker-start="" draw:marker-start-width="0.611cm" draw:marker-end="" draw:marker-end-width="0.611cm" draw:textarea-horizontal-align="center" draw:textarea-vertical-align="middle" fo:padding-top="0.15cm" fo:padding-bottom="0.15cm" fo:padding-left="0.275cm" fo:padding-right="0.275cm"/>
    </style:style>
    <style:style style:name="gr18" style:family="graphic" style:parent-style-name="standard">
      <style:graphic-properties draw:stroke="dash" draw:stroke-dash="Ultrafine_20_Dashed" svg:stroke-width="0.051cm" draw:marker-start-width="0.611cm" draw:marker-end="" draw:marker-end-width="0.611cm" draw:textarea-horizontal-align="center" draw:textarea-vertical-align="middle" fo:padding-top="0.15cm" fo:padding-bottom="0.15cm" fo:padding-left="0.275cm" fo:padding-right="0.275cm"/>
    </style:style>
    <style:style style:name="gr19" style:family="graphic" style:parent-style-name="standard">
      <style:graphic-properties svg:stroke-width="0.051cm" draw:marker-start="Arrowheads_20_15" draw:marker-start-width="0.611cm" draw:marker-end="Arrowheads_20_15" draw:marker-end-width="0.611cm" draw:textarea-horizontal-align="center" draw:textarea-vertical-align="middle" fo:padding-top="0.15cm" fo:padding-bottom="0.15cm" fo:padding-left="0.275cm" fo:padding-right="0.275cm"/>
    </style:style>
    <style:style style:name="gr20" style:family="graphic" style:parent-style-name="standard">
      <style:graphic-properties svg:stroke-width="0.051cm" draw:marker-start="Test1" draw:marker-start-width="0.611cm" draw:marker-end="Test3" draw:marker-end-width="0.611cm" draw:textarea-horizontal-align="center" draw:textarea-vertical-align="middle" fo:padding-top="0.15cm" fo:padding-bottom="0.15cm" fo:padding-left="0.275cm" fo:padding-right="0.275cm"/>
    </style:style>
    <style:style style:name="gr21" style:family="graphic" style:parent-style-name="standard">
      <style:graphic-properties draw:stroke="none" svg:stroke-width="0.051cm" svg:stroke-color="#000000" draw:marker-start-width="0.611cm" draw:marker-end-width="0.611cm" draw:fill="none" draw:fill-color="#ffffff" draw:textarea-horizontal-align="left" draw:auto-grow-height="true" draw:auto-grow-width="true" fo:min-height="0cm" fo:min-width="0cm"/>
    </style:style>
    <style:style style:name="gr22" style:family="graphic" style:parent-style-name="standard">
      <style:graphic-properties svg:stroke-width="0.051cm" draw:marker-start-width="0.611cm" draw:marker-end-width="0.611cm" draw:fill="none" draw:textarea-horizontal-align="center" draw:textarea-vertical-align="middle" fo:padding-top="0.15cm" fo:padding-bottom="0.15cm" fo:padding-left="0.275cm" fo:padding-right="0.275cm"/>
    </style:style>
    <style:style style:name="gr23" style:family="graphic" style:parent-style-name="standard">
      <style:graphic-properties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svg:stroke-width="0.051cm" draw:marker-start-width="0.611cm" draw:marker-end-width="0.611cm" draw:fill-color="#9999ff" draw:textarea-horizontal-align="center" draw:textarea-vertical-align="middle" fo:padding-top="0.15cm" fo:padding-bottom="0.15cm" fo:padding-left="0.275cm" fo:padding-right="0.275cm"/>
    </style:style>
    <style:style style:name="gr26" style:family="graphic" style:parent-style-name="standard">
      <style:graphic-properties draw:fill-color="#94bd5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7pt" style:font-size-asian="17pt" style:font-size-complex="17pt"/>
    </style:style>
    <style:style style:name="P3" style:family="paragraph">
      <style:text-properties fo:font-size="8pt" style:font-size-asian="18pt" style:font-size-complex="18pt"/>
    </style:style>
    <style:style style:name="T1" style:family="text">
      <style:text-properties fo:font-size="17pt" style:font-size-asian="17pt" style:font-size-complex="17pt"/>
    </style:style>
    <style:style style:name="T2" style:family="text">
      <style:text-properties fo:font-size="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id="id13" draw:layer="layout" svg:width="3.175cm" svg:height="0.635cm" svg:x="29.02cm" svg:y="26.544cm">
          <text:p/>
        </draw:rect>
        <draw:rect draw:style-name="gr1" draw:text-style-name="P1" draw:id="id8" draw:layer="layout" svg:width="3.175cm" svg:height="0.635cm" svg:x="25.882cm" svg:y="26.544cm">
          <text:p/>
        </draw:rect>
        <draw:rect draw:style-name="gr1" draw:text-style-name="P1" draw:layer="layout" svg:width="3.175cm" svg:height="0.635cm" svg:x="29.057cm" svg:y="27.179cm">
          <text:p/>
        </draw:rect>
        <draw:rect draw:style-name="gr1" draw:text-style-name="P1" draw:layer="layout" svg:width="3.175cm" svg:height="0.635cm" svg:x="25.882cm" svg:y="27.179cm">
          <text:p/>
        </draw:rect>
        <draw:rect draw:style-name="gr1" draw:text-style-name="P1" draw:layer="layout" svg:width="3.143cm" svg:height="0.635cm" svg:x="30.485cm" svg:y="22.627cm">
          <text:p/>
        </draw:rect>
        <draw:connector draw:style-name="gr2" draw:text-style-name="P1" draw:layer="layout" svg:x1="26.941cm" svg:y1="32.365cm" svg:x2="30.468cm" svg:y2="35.607cm" draw:start-shape="id1" draw:start-glue-point="2" draw:end-shape="id2" draw:end-glue-point="0" svg:d="m26941 32365v1621h3527v1621">
          <text:p/>
        </draw:connector>
        <draw:connector draw:style-name="gr3" draw:text-style-name="P1" draw:layer="layout" draw:line-skew="-1.184cm" svg:x1="29.057cm" svg:y1="27.814cm" svg:x2="32.056cm" svg:y2="35.607cm" draw:start-shape="id3" draw:start-glue-point="2" draw:end-shape="id4" draw:end-glue-point="0" svg:d="m29057 27814v2713h2999v5080">
          <text:p/>
        </draw:connector>
        <draw:connector draw:style-name="gr4" draw:text-style-name="P1" draw:layer="layout" svg:x1="21.309cm" svg:y1="23.262cm" svg:x2="19.823cm" svg:y2="26.544cm" draw:start-shape="id5" draw:end-shape="id6" svg:d="m21309 23262v1641h-1486v1641">
          <text:p/>
        </draw:connector>
        <draw:connector draw:style-name="gr5" draw:text-style-name="P1" draw:layer="layout" svg:x1="24.484cm" svg:y1="23.262cm" svg:x2="27.469cm" svg:y2="26.544cm" draw:start-shape="id7" draw:start-glue-point="2" draw:end-shape="id8" svg:d="m24484 23262v1641h2985v1641">
          <text:p/>
        </draw:connector>
        <draw:connector draw:style-name="gr5" draw:text-style-name="P1" draw:layer="layout" svg:x1="22.897cm" svg:y1="18.711cm" svg:x2="22.897cm" svg:y2="21.992cm" draw:start-shape="id9" draw:start-glue-point="2" draw:end-shape="id10" draw:end-glue-point="0" svg:d="m22897 18711v3281">
          <text:p/>
        </draw:connector>
        <draw:g>
          <draw:rect draw:style-name="gr6" draw:text-style-name="P2" draw:id="id11" draw:layer="layout" svg:width="6.35cm" svg:height="1.27cm" svg:x="27.432cm" svg:y="17.441cm">
            <text:p text:style-name="P2"><text:span text:style-name="T1">Issue Security Scheme</text:span></text:p>
          </draw:rect>
          <draw:rect draw:style-name="gr6" draw:text-style-name="P1" draw:id="id9" draw:layer="layout" svg:width="6.35cm" svg:height="1.27cm" svg:x="19.722cm" svg:y="17.441cm">
            <text:p text:style-name="P1">Permission Scheme</text:p>
          </draw:rect>
        </draw:g>
        <draw:connector draw:style-name="gr5" draw:text-style-name="P1" draw:layer="layout" svg:x1="30.607cm" svg:y1="18.711cm" svg:x2="30.607cm" svg:y2="21.992cm" draw:start-shape="id11" draw:start-glue-point="2" draw:end-shape="id12" svg:d="m30607 18711v3281">
          <text:p/>
        </draw:connector>
        <draw:connector draw:style-name="gr4" draw:text-style-name="P1" draw:layer="layout" svg:x1="30.607cm" svg:y1="26.544cm" svg:x2="30.607cm" svg:y2="23.262cm" draw:start-shape="id13" draw:start-glue-point="0" draw:end-shape="id12" draw:end-glue-point="2" svg:d="m30607 26544v-3282">
          <text:p/>
        </draw:connector>
        <draw:rect draw:style-name="gr6" draw:text-style-name="P1" draw:id="id14" draw:layer="layout" svg:width="6.35cm" svg:height="1.27cm" svg:x="8.347cm" svg:y="17.441cm">
          <text:p text:style-name="P1">Notification Scheme</text:p>
        </draw:rect>
        <draw:g>
          <draw:rect draw:style-name="gr7" draw:text-style-name="P1" draw:id="id19" draw:layer="layout" svg:width="6.35cm" svg:height="1.27cm" svg:x="4.492cm" svg:y="31.095cm">
            <text:p text:style-name="P1">Event</text:p>
          </draw:rect>
          <draw:rect draw:style-name="gr7" draw:text-style-name="P1" draw:id="id17" draw:layer="layout" svg:width="6.35cm" svg:height="1.27cm" svg:x="12.202cm" svg:y="31.095cm">
            <text:p text:style-name="P1">Notification</text:p>
          </draw:rect>
        </draw:g>
        <draw:connector draw:style-name="gr8" draw:text-style-name="P1" draw:layer="layout" svg:x1="11.522cm" svg:y1="18.711cm" svg:x2="11.523cm" svg:y2="21.992cm" draw:start-shape="id14" draw:start-glue-point="2" draw:end-shape="id15" draw:end-glue-point="0" svg:d="m11522 18711v1641h1v1640">
          <text:p/>
        </draw:connector>
        <draw:connector draw:style-name="gr4" draw:text-style-name="P1" draw:layer="layout" svg:x1="13.109cm" svg:y1="23.262cm" svg:x2="15.377cm" svg:y2="31.095cm" draw:start-shape="id16" draw:start-glue-point="2" draw:end-shape="id17" draw:end-glue-point="0" svg:d="m13109 23262v3917h2268v3916">
          <text:p/>
        </draw:connector>
        <draw:connector draw:style-name="gr4" draw:text-style-name="P1" draw:layer="layout" svg:x1="9.934cm" svg:y1="23.262cm" svg:x2="7.667cm" svg:y2="31.095cm" draw:start-shape="id18" draw:start-glue-point="2" draw:end-shape="id19" svg:d="m9934 23262v3917h-2267v3916">
          <text:p/>
        </draw:connector>
        <draw:g>
          <draw:rect draw:style-name="gr1" draw:text-style-name="P1" draw:id="id16" draw:layer="layout" svg:width="3.175cm" svg:height="0.635cm" svg:x="11.522cm" svg:y="22.627cm">
            <text:p/>
          </draw:rect>
          <draw:rect draw:style-name="gr1" draw:text-style-name="P1" draw:id="id18" draw:layer="layout" svg:width="3.175cm" svg:height="0.635cm" svg:x="8.347cm" svg:y="22.627cm">
            <text:p/>
          </draw:rect>
          <draw:rect draw:style-name="gr9" draw:text-style-name="P1" draw:id="id15" draw:layer="layout" svg:width="6.35cm" svg:height="1.27cm" svg:x="8.348cm" svg:y="21.992cm">
            <text:p text:style-name="P1">Notification (Mapping)</text:p>
          </draw:rect>
        </draw:g>
        <draw:rect draw:style-name="gr7" draw:text-style-name="P1" draw:id="id6" draw:layer="layout" svg:width="6.35cm" svg:height="1.27cm" svg:x="16.648cm" svg:y="26.544cm">
          <text:p text:style-name="P1">permission</text:p>
        </draw:rect>
        <draw:g>
          <draw:rect draw:style-name="gr1" draw:text-style-name="P1" draw:id="id61" draw:layer="layout" svg:width="3.175cm" svg:height="0.635cm" svg:x="32.056cm" svg:y="35.607cm">
            <text:p/>
          </draw:rect>
          <draw:rect draw:style-name="gr1" draw:text-style-name="P1" draw:id="id2" draw:layer="layout" svg:width="3.175cm" svg:height="0.635cm" svg:x="28.881cm" svg:y="35.607cm">
            <text:p/>
          </draw:rect>
          <draw:rect draw:style-name="gr10" draw:text-style-name="P1" draw:id="id4" draw:layer="layout" svg:width="6.35cm" svg:height="1.27cm" svg:x="28.881cm" svg:y="35.607cm">
            <text:p text:style-name="P1">User</text:p>
          </draw:rect>
        </draw:g>
        <draw:rect draw:style-name="gr1" draw:text-style-name="P1" draw:layer="layout" svg:width="3.207cm" svg:height="0.635cm" svg:x="27.458cm" svg:y="22.627cm">
          <text:p/>
        </draw:rect>
        <draw:rect draw:style-name="gr7" draw:text-style-name="P1" draw:id="id1" draw:layer="layout" svg:width="6.35cm" svg:height="1.27cm" svg:x="23.766cm" svg:y="31.095cm">
          <text:p text:style-name="P1">Group</text:p>
        </draw:rect>
        <draw:connector draw:style-name="gr11" draw:text-style-name="P1" draw:layer="layout" svg:x1="26.941cm" svg:y1="31.095cm" svg:x2="26.941cm" svg:y2="27.814cm" draw:start-shape="id1" draw:start-glue-point="0" draw:end-shape="id20" draw:end-glue-point="2" svg:d="m26941 31095v-3281">
          <text:p/>
        </draw:connector>
        <draw:rect draw:style-name="gr1" draw:text-style-name="P1" draw:id="id20" draw:layer="layout" svg:width="2.05cm" svg:height="0.635cm" svg:x="25.916cm" svg:y="27.179cm">
          <text:p/>
        </draw:rect>
        <draw:rect draw:style-name="gr1" draw:text-style-name="P1" draw:id="id3" draw:layer="layout" svg:width="2.05cm" svg:height="0.635cm" svg:x="28.032cm" svg:y="27.179cm">
          <text:p/>
        </draw:rect>
        <draw:rect draw:style-name="gr1" draw:text-style-name="P1" draw:id="id62" draw:layer="layout" svg:width="2.05cm" svg:height="0.635cm" svg:x="30.182cm" svg:y="27.179cm">
          <text:p/>
        </draw:rect>
        <draw:rect draw:style-name="gr12" draw:text-style-name="P1" draw:layer="layout" svg:width="7.938cm" svg:height="4.145cm" svg:x="25.144cm" svg:y="25.447cm">
          <text:p/>
        </draw:rect>
        <draw:connector draw:style-name="gr13" draw:text-style-name="P1" draw:layer="layout" draw:type="line" svg:x1="13.883cm" svg:y1="35.839cm" svg:x2="23.143cm" svg:y2="30.187cm" svg:d="m13883 35839 9260-5652">
          <text:p/>
        </draw:connector>
        <draw:g>
          <draw:rect draw:style-name="gr1" draw:text-style-name="P1" draw:id="id7" draw:layer="layout" svg:width="3.175cm" svg:height="0.635cm" svg:x="22.897cm" svg:y="22.627cm">
            <text:p/>
          </draw:rect>
          <draw:rect draw:style-name="gr1" draw:text-style-name="P1" draw:id="id5" draw:layer="layout" svg:width="3.175cm" svg:height="0.635cm" svg:x="19.722cm" svg:y="22.627cm">
            <text:p/>
          </draw:rect>
          <draw:rect draw:style-name="gr14" draw:text-style-name="P1" draw:id="id10" draw:layer="layout" svg:width="6.35cm" svg:height="1.27cm" svg:x="19.722cm" svg:y="21.992cm">
            <text:p text:style-name="P1">Permission Mapping</text:p>
          </draw:rect>
        </draw:g>
        <draw:rect draw:style-name="gr7" draw:text-style-name="P1" draw:id="id12" draw:layer="layout" svg:width="6.35cm" svg:height="1.27cm" svg:x="27.432cm" svg:y="21.992cm">
          <text:p text:style-name="P1">Security Level</text:p>
        </draw:rect>
        <draw:connector draw:style-name="gr4" draw:text-style-name="P1" draw:layer="layout" svg:x1="43.622cm" svg:y1="23.262cm" svg:x2="42.805cm" svg:y2="26.544cm" draw:start-shape="id21" draw:start-glue-point="2" draw:end-shape="id22" draw:end-glue-point="0" svg:d="m43622 23262v1641h-817v1641">
          <text:p/>
        </draw:connector>
        <draw:connector draw:style-name="gr5" draw:text-style-name="P1" draw:layer="layout" svg:x1="42.805cm" svg:y1="27.814cm" svg:x2="42.807cm" svg:y2="31.095cm" draw:start-shape="id22" draw:start-glue-point="2" draw:end-shape="id23" draw:end-glue-point="0" svg:d="m42805 27814v1641h2v1640">
          <text:p/>
        </draw:connector>
        <draw:rect draw:style-name="gr7" draw:text-style-name="P1" draw:id="id26" draw:layer="layout" svg:width="6.35cm" svg:height="1.27cm" svg:x="36.591cm" svg:y="35.646cm">
          <text:p text:style-name="P1">Issue Operation</text:p>
        </draw:rect>
        <draw:connector draw:style-name="gr5" draw:text-style-name="P1" draw:layer="layout" svg:x1="45.687cm" svg:y1="35.646cm" svg:x2="44.394cm" svg:y2="32.365cm" draw:start-shape="id24" draw:start-glue-point="0" draw:end-shape="id25" draw:end-glue-point="2" svg:d="m45687 35646v-1640h-1293v-1641">
          <text:p/>
        </draw:connector>
        <draw:connector draw:style-name="gr5" draw:text-style-name="P1" draw:layer="layout" svg:x1="39.766cm" svg:y1="35.646cm" svg:x2="41.219cm" svg:y2="32.365cm" draw:start-shape="id26" draw:end-shape="id27" draw:end-glue-point="2" svg:d="m39766 35646v-1640h1453v-1641">
          <text:p/>
        </draw:connector>
        <draw:rect draw:style-name="gr7" draw:text-style-name="P1" draw:id="id28" draw:layer="layout" svg:width="6.35cm" svg:height="1.27cm" svg:x="44.1cm" svg:y="40.197cm">
          <text:p text:style-name="P1">Tab</text:p>
        </draw:rect>
        <draw:connector draw:style-name="gr15" draw:text-style-name="P1" draw:layer="layout" svg:x1="47.275cm" svg:y1="40.197cm" svg:x2="47.275cm" svg:y2="36.916cm" draw:start-shape="id28" draw:end-shape="id29" draw:end-glue-point="2" svg:d="m47275 40197v-3281">
          <text:p/>
        </draw:connector>
        <draw:connector draw:style-name="gr16" draw:text-style-name="P1" draw:layer="layout" svg:x1="47.275cm" svg:y1="41.467cm" svg:x2="47.287cm" svg:y2="44.748cm" draw:start-shape="id28" draw:start-glue-point="2" draw:end-shape="id30" draw:end-glue-point="0" svg:d="m47275 41467v1641h12v1640">
          <text:p/>
        </draw:connector>
        <draw:rect draw:style-name="gr7" draw:text-style-name="P1" draw:id="id32" draw:layer="layout" svg:width="6.35cm" svg:height="1.27cm" svg:x="41.474cm" svg:y="49.299cm">
          <text:p text:style-name="P1">System Field</text:p>
        </draw:rect>
        <draw:rect draw:style-name="gr7" draw:text-style-name="P1" draw:id="id33" draw:layer="layout" svg:width="6.35cm" svg:height="1.27cm" svg:x="49.729cm" svg:y="49.299cm">
          <text:p text:style-name="P1">Custom Field</text:p>
        </draw:rect>
        <draw:connector draw:style-name="gr17" draw:text-style-name="P1" draw:layer="layout" svg:x1="48.875cm" svg:y1="46.018cm" svg:x2="44.649cm" svg:y2="49.299cm" draw:start-shape="id31" draw:end-shape="id32" svg:d="m48875 46018v1641h-4226v1640">
          <text:p/>
        </draw:connector>
        <draw:connector draw:style-name="gr18" draw:text-style-name="P1" draw:layer="layout" svg:x1="48.875cm" svg:y1="46.018cm" svg:x2="52.904cm" svg:y2="49.299cm" draw:start-shape="id31" draw:start-glue-point="2" draw:end-shape="id33" svg:d="m48875 46018v1641h4029v1640">
          <text:p/>
        </draw:connector>
        <draw:connector draw:style-name="gr4" draw:text-style-name="P1" draw:layer="layout" draw:line-skew="3.988cm" svg:x1="65.934cm" svg:y1="32.365cm" svg:x2="50.462cm" svg:y2="44.748cm" draw:start-shape="id34" draw:start-glue-point="2" draw:end-shape="id35" draw:end-glue-point="0" svg:d="m65934 32365v10203h-15472v2180">
          <text:p/>
        </draw:connector>
        <draw:connector draw:style-name="gr16" draw:text-style-name="P1" draw:layer="layout" svg:x1="63.884cm" svg:y1="32.365cm" svg:x2="48.862cm" svg:y2="35.646cm" draw:start-shape="id36" draw:start-glue-point="2" draw:end-shape="id37" svg:d="m63884 32365v1641h-15022v1640">
          <text:p/>
        </draw:connector>
        <draw:connector draw:style-name="gr19" draw:text-style-name="P1" draw:layer="layout" draw:line-skew="0.544cm" svg:x1="65.116cm" svg:y1="23.262cm" svg:x2="65.934cm" svg:y2="26.544cm" draw:start-shape="id38" draw:end-shape="id39" draw:end-glue-point="0" svg:d="m65116 23262v2185h818v1097">
          <text:p/>
        </draw:connector>
        <draw:connector draw:style-name="gr4" draw:text-style-name="P1" draw:layer="layout" svg:x1="52.782cm" svg:y1="23.262cm" svg:x2="51.29cm" svg:y2="26.544cm" draw:start-shape="id40" draw:start-glue-point="2" draw:end-shape="id41" svg:d="m52782 23262v1641h-1492v1641">
          <text:p/>
        </draw:connector>
        <draw:connector draw:style-name="gr4" draw:text-style-name="P1" draw:layer="layout" svg:x1="46.797cm" svg:y1="23.262cm" svg:x2="48.14cm" svg:y2="26.544cm" draw:start-shape="id42" draw:start-glue-point="2" draw:end-shape="id43" draw:end-glue-point="0" svg:d="m46797 23262v1641h1343v1641">
          <text:p/>
        </draw:connector>
        <draw:connector draw:style-name="gr4" draw:text-style-name="P1" draw:layer="layout" draw:line-skew="0.544cm" svg:x1="61.941cm" svg:y1="23.262cm" svg:x2="52.89cm" svg:y2="26.544cm" draw:start-shape="id44" draw:end-shape="id45" draw:end-glue-point="0" svg:d="m61941 23262v2185h-9051v1097">
          <text:p/>
        </draw:connector>
        <draw:connector draw:style-name="gr16" draw:text-style-name="P1" draw:layer="layout" svg:x1="49.772cm" svg:y1="14.16cm" svg:x2="49.772cm" svg:y2="26.544cm" draw:start-shape="id46" draw:start-glue-point="2" draw:end-shape="id47" draw:end-glue-point="0" svg:d="m49772 14160v12384">
          <text:p/>
        </draw:connector>
        <draw:connector draw:style-name="gr4" draw:text-style-name="P1" draw:layer="layout" svg:x1="39.338cm" svg:y1="8.656cm" svg:x2="49.772cm" svg:y2="12.89cm" draw:start-shape="id48" draw:start-glue-point="1" draw:end-shape="id46" draw:end-glue-point="0" svg:d="m39338 8656h10434v4234">
          <text:p/>
        </draw:connector>
        <draw:connector draw:style-name="gr5" draw:text-style-name="P1" draw:layer="layout" svg:x1="54.37cm" svg:y1="17.441cm" svg:x2="39.338cm" svg:y2="8.021cm" draw:start-shape="id49" draw:start-glue-point="0" draw:end-shape="id50" draw:end-glue-point="1" svg:d="m54370 17441v-9420h-15032">
          <text:p/>
        </draw:connector>
        <draw:connector draw:style-name="gr5" draw:text-style-name="P1" draw:layer="layout" svg:x1="63.529cm" svg:y1="17.441cm" svg:x2="39.338cm" svg:y2="7.386cm" draw:start-shape="id51" draw:start-glue-point="0" draw:end-shape="id52" draw:end-glue-point="1" svg:d="m63529 17441v-10055h-24191">
          <text:p/>
        </draw:connector>
        <draw:rect draw:style-name="gr6" draw:text-style-name="P1" draw:id="id46" draw:layer="layout" svg:width="6.35cm" svg:height="1.27cm" svg:x="46.597cm" svg:y="12.89cm">
          <text:p text:style-name="P1">Issue Type Scheme</text:p>
        </draw:rect>
        <draw:connector draw:style-name="gr5" draw:text-style-name="P1" draw:layer="layout" svg:x1="45.21cm" svg:y1="17.441cm" svg:x2="39.338cm" svg:y2="9.291cm" draw:start-shape="id53" draw:start-glue-point="0" draw:end-shape="id54" draw:end-glue-point="1" svg:d="m45210 17441v-8150h-5872">
          <text:p/>
        </draw:connector>
        <draw:connector draw:style-name="gr5" draw:text-style-name="P1" draw:layer="layout" svg:x1="11.522cm" svg:y1="17.441cm" svg:x2="32.988cm" svg:y2="7.386cm" draw:start-shape="id14" draw:start-glue-point="0" draw:end-shape="id55" draw:end-glue-point="3" svg:d="m11522 17441v-10055h21466">
          <text:p/>
        </draw:connector>
        <draw:g>
          <draw:rect draw:style-name="gr7" draw:text-style-name="P1" draw:id="id56" draw:layer="layout" svg:width="6.35cm" svg:height="1.27cm" svg:x="40.698cm" svg:y="4.81cm">
            <text:p text:style-name="P1">Components</text:p>
          </draw:rect>
          <draw:rect draw:style-name="gr7" draw:text-style-name="P1" draw:id="id57" draw:layer="layout" svg:width="6.35cm" svg:height="1.27cm" svg:x="25.278cm" svg:y="4.81cm">
            <text:p text:style-name="P1">versions</text:p>
          </draw:rect>
        </draw:g>
        <draw:connector draw:style-name="gr5" draw:text-style-name="P1" draw:layer="layout" svg:x1="38.544cm" svg:y1="7.069cm" svg:x2="40.698cm" svg:y2="5.445cm" draw:start-shape="id52" draw:start-glue-point="0" draw:end-shape="id56" draw:end-glue-point="3" svg:d="m38544 7069v-1624h2154">
          <text:p/>
        </draw:connector>
        <draw:connector draw:style-name="gr4" draw:text-style-name="P1" draw:layer="layout" svg:x1="31.628cm" svg:y1="5.445cm" svg:x2="33.781cm" svg:y2="7.069cm" draw:start-shape="id57" draw:end-shape="id55" draw:end-glue-point="0" svg:d="m31628 5445h2153v1624">
          <text:p/>
        </draw:connector>
        <draw:rect draw:style-name="gr7" draw:text-style-name="P1" draw:id="id58" draw:layer="layout" svg:width="6.35cm" svg:height="1.27cm" svg:x="32.988cm" svg:y="2.481cm">
          <text:p text:style-name="P1">Project Category</text:p>
        </draw:rect>
        <draw:connector draw:style-name="gr20" draw:text-style-name="P1" draw:layer="layout" svg:x1="36.163cm" svg:y1="3.751cm" svg:x2="36.163cm" svg:y2="7.069cm" draw:start-shape="id58" draw:start-glue-point="2" draw:end-shape="id59" draw:end-glue-point="0" svg:d="m36163 3751v3318">
          <text:p/>
        </draw:connector>
        <draw:frame draw:style-name="gr21" draw:text-style-name="P3" draw:layer="layout" svg:width="4.168cm" svg:height="0.569cm" draw:transform="rotate (-1.57079632679579) translate (35.859cm 14.929cm)">
          <draw:text-box>
            <text:p text:style-name="P3"><text:span text:style-name="T2">Default Assignee, project lead</text:span></text:p>
          </draw:text-box>
        </draw:frame>
        <draw:connector draw:style-name="gr3" draw:text-style-name="P1" draw:layer="layout" draw:line-skew="7.918cm" svg:x1="36.956cm" svg:y1="9.61cm" svg:x2="33.643cm" svg:y2="35.607cm" draw:start-shape="id60" draw:start-glue-point="2" draw:end-shape="id61" draw:end-glue-point="0" svg:d="m36956 9610v20917h-3313v5080">
          <text:p/>
        </draw:connector>
        <draw:connector draw:style-name="gr3" draw:text-style-name="P1" draw:layer="layout" draw:line-skew="0.917cm" svg:x1="31.207cm" svg:y1="27.814cm" svg:x2="35.369cm" svg:y2="9.61cm" draw:start-shape="id62" draw:start-glue-point="2" draw:end-shape="id63" draw:end-glue-point="2" svg:d="m31207 27814v1443h4162v-19647">
          <text:p/>
        </draw:connector>
        <draw:frame draw:style-name="gr21" draw:text-style-name="P3" draw:layer="layout" svg:width="4.168cm" svg:height="0.569cm" draw:transform="rotate (-1.57079632679579) translate (37.512cm 24.137cm)">
          <draw:text-box>
            <text:p text:style-name="P3"><text:span text:style-name="T2">Default Assignee, project lead</text:span></text:p>
          </draw:text-box>
        </draw:frame>
        <draw:connector draw:style-name="gr5" draw:text-style-name="P1" draw:layer="layout" svg:x1="30.607cm" svg:y1="17.441cm" svg:x2="32.988cm" svg:y2="8.656cm" draw:start-shape="id11" draw:start-glue-point="0" draw:end-shape="id64" draw:end-glue-point="3" svg:d="m30607 17441v-8785h2381">
          <text:p/>
        </draw:connector>
        <draw:connector draw:style-name="gr5" draw:text-style-name="P1" draw:layer="layout" svg:x1="22.897cm" svg:y1="17.441cm" svg:x2="32.988cm" svg:y2="8.021cm" draw:start-shape="id9" draw:start-glue-point="0" draw:end-shape="id65" draw:end-glue-point="3" svg:d="m22897 17441v-9420h10091">
          <text:p/>
        </draw:connector>
        <draw:rect draw:style-name="gr22" draw:text-style-name="P1" draw:id="id66" draw:layer="layout" svg:width="6.35cm" svg:height="1.27cm" svg:x="71.918cm" svg:y="31.095cm">
          <text:p text:style-name="P1">config</text:p>
        </draw:rect>
        <draw:connector draw:style-name="gr19" draw:text-style-name="P1" draw:layer="layout" svg:x1="69.109cm" svg:y1="31.73cm" svg:x2="71.918cm" svg:y2="31.73cm" draw:start-shape="id34" draw:start-glue-point="1" draw:end-shape="id66" draw:end-glue-point="3" svg:d="m69109 31730h2809">
          <text:p/>
        </draw:connector>
        <draw:connector draw:style-name="gr5" draw:text-style-name="P1" draw:layer="layout" svg:x1="65.934cm" svg:y1="27.814cm" svg:x2="65.934cm" svg:y2="31.095cm" draw:start-shape="id39" draw:end-shape="id34" draw:end-glue-point="0" svg:d="m65934 27814v3281">
          <text:p/>
        </draw:connector>
        <draw:rect draw:style-name="gr1" draw:text-style-name="P1" draw:id="id25" draw:layer="layout" svg:width="3.175cm" svg:height="0.635cm" svg:x="42.807cm" svg:y="31.73cm">
          <text:p/>
        </draw:rect>
        <draw:rect draw:style-name="gr1" draw:text-style-name="P1" draw:id="id27" draw:layer="layout" svg:width="3.175cm" svg:height="0.635cm" svg:x="39.632cm" svg:y="31.73cm">
          <text:p/>
        </draw:rect>
        <draw:rect draw:style-name="gr14" draw:text-style-name="P1" draw:id="id23" draw:layer="layout" svg:width="6.35cm" svg:height="1.27cm" svg:x="39.632cm" svg:y="31.095cm">
          <text:p text:style-name="P1">Screen Mapping</text:p>
        </draw:rect>
        <draw:rect draw:style-name="gr1" draw:text-style-name="P1" draw:id="id64" draw:layer="layout" svg:width="1.587cm" svg:height="0.635cm" svg:x="32.988cm" svg:y="8.339cm">
          <text:p/>
        </draw:rect>
        <draw:rect draw:style-name="gr1" draw:text-style-name="P1" draw:layer="layout" svg:width="1.587cm" svg:height="0.635cm" svg:x="32.988cm" svg:y="8.974cm">
          <text:p/>
        </draw:rect>
        <draw:rect draw:style-name="gr1" draw:text-style-name="P1" draw:id="id48" draw:layer="layout" svg:width="1.587cm" svg:height="0.635cm" svg:x="37.751cm" svg:y="8.339cm">
          <text:p/>
        </draw:rect>
        <draw:rect draw:style-name="gr1" draw:text-style-name="P1" draw:id="id54" draw:layer="layout" svg:width="1.587cm" svg:height="0.635cm" svg:x="37.751cm" svg:y="8.974cm">
          <text:p/>
        </draw:rect>
        <draw:rect draw:style-name="gr1" draw:text-style-name="P1" draw:id="id55" draw:layer="layout" svg:width="1.587cm" svg:height="0.635cm" svg:x="32.988cm" svg:y="7.069cm">
          <text:p/>
        </draw:rect>
        <draw:rect draw:style-name="gr1" draw:text-style-name="P1" draw:id="id65" draw:layer="layout" svg:width="1.587cm" svg:height="0.635cm" svg:x="32.988cm" svg:y="7.704cm">
          <text:p/>
        </draw:rect>
        <draw:rect draw:style-name="gr1" draw:text-style-name="P1" draw:id="id52" draw:layer="layout" svg:width="1.587cm" svg:height="0.635cm" svg:x="37.751cm" svg:y="7.069cm">
          <text:p/>
        </draw:rect>
        <draw:rect draw:style-name="gr1" draw:text-style-name="P1" draw:id="id50" draw:layer="layout" svg:width="1.587cm" svg:height="0.635cm" svg:x="37.751cm" svg:y="7.704cm">
          <text:p/>
        </draw:rect>
        <draw:rect draw:style-name="gr7" draw:text-style-name="P1" draw:id="id39" draw:layer="layout" svg:width="6.35cm" svg:height="1.27cm" svg:x="62.759cm" svg:y="26.544cm">
          <text:p text:style-name="P1">Field Configuration</text:p>
        </draw:rect>
        <draw:rect draw:style-name="gr23" draw:text-style-name="P1" draw:id="id68" draw:layer="layout" svg:width="6.35cm" svg:height="1.27cm" svg:x="55.049cm" svg:y="26.544cm">
          <text:p text:style-name="P1">Workflow</text:p>
        </draw:rect>
        <draw:rect draw:style-name="gr1" draw:text-style-name="P1" draw:id="id43" draw:layer="layout" svg:width="1.6cm" svg:height="0.635cm" svg:x="47.34cm" svg:y="26.544cm">
          <text:p/>
        </draw:rect>
        <draw:rect draw:style-name="gr1" draw:text-style-name="P1" draw:id="id45" draw:layer="layout" svg:width="1.6cm" svg:height="0.635cm" svg:x="52.09cm" svg:y="26.544cm">
          <text:p/>
        </draw:rect>
        <draw:rect draw:style-name="gr1" draw:text-style-name="P1" draw:id="id47" draw:layer="layout" svg:width="1.6cm" svg:height="0.635cm" svg:x="48.972cm" svg:y="26.544cm">
          <text:p/>
        </draw:rect>
        <draw:rect draw:style-name="gr6" draw:text-style-name="P1" draw:id="id22" draw:layer="layout" svg:width="6.35cm" svg:height="1.27cm" svg:x="39.63cm" svg:y="26.544cm">
          <text:p text:style-name="P1">Screen Scheme</text:p>
        </draw:rect>
        <draw:rect draw:style-name="gr1" draw:text-style-name="P1" draw:id="id41" draw:layer="layout" svg:width="1.6cm" svg:height="0.635cm" svg:x="50.49cm" svg:y="26.544cm">
          <text:p/>
        </draw:rect>
        <draw:connector draw:style-name="gr4" draw:text-style-name="P1" draw:layer="layout" svg:x1="55.957cm" svg:y1="23.262cm" svg:x2="58.224cm" svg:y2="26.544cm" draw:start-shape="id67" draw:start-glue-point="2" draw:end-shape="id68" draw:end-glue-point="0" svg:d="m55957 23262v1654h2267v1628">
          <text:p/>
        </draw:connector>
        <draw:g>
          <draw:rect draw:style-name="gr1" draw:text-style-name="P1" draw:id="id37" draw:layer="layout" svg:width="3.175cm" svg:height="0.635cm" svg:x="47.275cm" svg:y="35.646cm">
            <text:p/>
          </draw:rect>
          <draw:rect draw:style-name="gr1" draw:text-style-name="P1" draw:id="id24" draw:layer="layout" svg:width="3.175cm" svg:height="0.635cm" svg:x="44.1cm" svg:y="35.646cm">
            <text:p/>
          </draw:rect>
          <draw:rect draw:style-name="gr7" draw:text-style-name="P1" draw:id="id29" draw:layer="layout" svg:width="6.35cm" svg:height="1.27cm" svg:x="44.1cm" svg:y="35.646cm">
            <text:p text:style-name="P1">Screen</text:p>
          </draw:rect>
        </draw:g>
        <draw:rect draw:style-name="gr6" draw:text-style-name="P1" draw:id="id53" draw:layer="layout" svg:width="6.35cm" svg:height="1.27cm" svg:x="42.035cm" svg:y="17.441cm">
          <text:p text:style-name="P1">Issue Type Screen </text:p>
          <text:p text:style-name="P1">Scheme</text:p>
        </draw:rect>
        <draw:connector draw:style-name="gr5" draw:text-style-name="P1" draw:layer="layout" svg:x1="45.21cm" svg:y1="18.711cm" svg:x2="45.21cm" svg:y2="21.992cm" draw:start-shape="id53" draw:start-glue-point="2" draw:end-shape="id69" draw:end-glue-point="0" svg:d="m45210 18711v3281">
          <text:p/>
        </draw:connector>
        <draw:rect draw:style-name="gr1" draw:text-style-name="P1" draw:id="id42" draw:layer="layout" svg:width="3.175cm" svg:height="0.635cm" svg:x="45.21cm" svg:y="22.627cm">
          <text:p/>
        </draw:rect>
        <draw:rect draw:style-name="gr1" draw:text-style-name="P1" draw:id="id21" draw:layer="layout" svg:width="3.175cm" svg:height="0.635cm" svg:x="42.035cm" svg:y="22.627cm">
          <text:p/>
        </draw:rect>
        <draw:rect draw:style-name="gr14" draw:text-style-name="P1" draw:id="id69" draw:layer="layout" svg:width="6.35cm" svg:height="1.27cm" svg:x="42.035cm" svg:y="21.992cm">
          <text:p text:style-name="P1">Type to Screen </text:p>
          <text:p text:style-name="P1">mapping</text:p>
        </draw:rect>
        <draw:connector draw:style-name="gr8" draw:text-style-name="P1" draw:layer="layout" svg:x1="54.37cm" svg:y1="18.711cm" svg:x2="54.37cm" svg:y2="21.992cm" draw:start-shape="id49" draw:start-glue-point="2" draw:end-shape="id70" svg:d="m54370 18711v3281">
          <text:p/>
        </draw:connector>
        <draw:rect draw:style-name="gr6" draw:text-style-name="P1" draw:id="id49" draw:layer="layout" svg:width="6.35cm" svg:height="1.27cm" svg:x="51.195cm" svg:y="17.441cm">
          <text:p text:style-name="P1">Workflow Scheme</text:p>
        </draw:rect>
        <draw:rect draw:style-name="gr1" draw:text-style-name="P1" draw:id="id67" draw:layer="layout" svg:width="3.175cm" svg:height="0.635cm" svg:x="54.37cm" svg:y="22.627cm">
          <text:p/>
        </draw:rect>
        <draw:rect draw:style-name="gr1" draw:text-style-name="P1" draw:id="id40" draw:layer="layout" svg:width="3.175cm" svg:height="0.635cm" svg:x="51.195cm" svg:y="22.627cm">
          <text:p/>
        </draw:rect>
        <draw:rect draw:style-name="gr14" draw:text-style-name="P1" draw:id="id70" draw:layer="layout" svg:width="6.35cm" svg:height="1.27cm" svg:x="51.195cm" svg:y="21.992cm">
          <text:p text:style-name="P1">Workflow Mappings</text:p>
        </draw:rect>
        <draw:connector draw:style-name="gr5" draw:text-style-name="P1" draw:layer="layout" svg:x1="63.529cm" svg:y1="18.711cm" svg:x2="63.529cm" svg:y2="21.992cm" draw:start-shape="id51" draw:start-glue-point="2" draw:end-shape="id71" draw:end-glue-point="0" svg:d="m63529 18711v3281">
          <text:p/>
        </draw:connector>
        <draw:rect draw:style-name="gr6" draw:text-style-name="P1" draw:id="id51" draw:layer="layout" svg:width="6.35cm" svg:height="1.27cm" svg:x="60.354cm" svg:y="17.441cm">
          <text:p text:style-name="P1">Field Configuration</text:p>
          <text:p text:style-name="P1">Scheme</text:p>
        </draw:rect>
        <draw:rect draw:style-name="gr1" draw:text-style-name="P1" draw:id="id38" draw:layer="layout" svg:width="3.175cm" svg:height="0.635cm" svg:x="63.529cm" svg:y="22.627cm">
          <text:p/>
        </draw:rect>
        <draw:rect draw:style-name="gr1" draw:text-style-name="P1" draw:id="id44" draw:layer="layout" svg:width="3.175cm" svg:height="0.635cm" svg:x="60.354cm" svg:y="22.627cm">
          <text:p/>
        </draw:rect>
        <draw:rect draw:style-name="gr14" draw:text-style-name="P1" draw:id="id71" draw:layer="layout" svg:width="6.35cm" svg:height="1.27cm" svg:x="60.354cm" svg:y="21.992cm">
          <text:p text:style-name="P1">Issue Field Config </text:p>
          <text:p text:style-name="P1">Mapping</text:p>
        </draw:rect>
        <draw:g>
          <draw:rect draw:style-name="gr1" draw:text-style-name="P1" draw:id="id36" draw:layer="layout" svg:width="2.05cm" svg:height="0.635cm" svg:x="62.859cm" svg:y="31.73cm">
            <text:p/>
          </draw:rect>
          <draw:rect draw:style-name="gr1" draw:text-style-name="P1" draw:layer="layout" svg:width="2.05cm" svg:height="0.635cm" svg:x="64.909cm" svg:y="31.73cm">
            <text:p/>
          </draw:rect>
          <draw:rect draw:style-name="gr1" draw:text-style-name="P1" draw:layer="layout" svg:width="2.05cm" svg:height="0.635cm" svg:x="66.959cm" svg:y="31.73cm">
            <text:p/>
          </draw:rect>
          <draw:rect draw:style-name="gr14" draw:text-style-name="P1" draw:id="id34" draw:layer="layout" svg:width="6.35cm" svg:height="1.27cm" svg:x="62.759cm" svg:y="31.095cm">
            <text:p text:style-name="P1">Field, Screen, Config</text:p>
            <text:p text:style-name="P1">Mapping</text:p>
          </draw:rect>
        </draw:g>
        <draw:g>
          <draw:rect draw:style-name="gr1" draw:text-style-name="P1" draw:id="id35" draw:layer="layout" svg:width="3.175cm" svg:height="0.635cm" svg:x="48.875cm" svg:y="44.748cm">
            <text:p/>
          </draw:rect>
          <draw:rect draw:style-name="gr1" draw:text-style-name="P1" draw:id="id30" draw:layer="layout" svg:width="3.175cm" svg:height="0.635cm" svg:x="45.7cm" svg:y="44.748cm">
            <text:p/>
          </draw:rect>
          <draw:rect draw:style-name="gr10" draw:text-style-name="P1" draw:id="id31" draw:layer="layout" svg:width="6.35cm" svg:height="1.27cm" svg:x="45.7cm" svg:y="44.748cm">
            <text:p text:style-name="P1">Field</text:p>
          </draw:rect>
        </draw:g>
        <draw:frame draw:style-name="gr24" draw:layer="layout" svg:width="23.09cm" svg:height="5.939cm" svg:x="5.445cm" svg:y="35.925cm">
          <draw:text-box>
            <text:p>Permissions and security levels can be assigned to either</text:p>
            <text:list text:style-name="L1">
              <text:list-item>
                <text:p><text:s/>A Single User</text:p>
              </text:list-item>
              <text:list-item>
                <text:p><text:s/>A Group of Users</text:p>
              </text:list-item>
              <text:list-item>
                <text:p><text:s/>A Role, such as asignee</text:p>
                <text:p/>
                <text:p>(The User/Group/Role mapping is assoicated with either a Permission Mapping </text:p>
                <text:p>or a security Level, not both.)</text:p>
              </text:list-item>
            </text:list>
            <text:p/>
          </draw:text-box>
        </draw:frame>
        <draw:rect draw:style-name="gr1" draw:text-style-name="P1" draw:id="id63" draw:layer="layout" svg:width="1.587cm" svg:height="0.635cm" svg:x="34.576cm" svg:y="8.975cm">
          <text:p/>
        </draw:rect>
        <draw:rect draw:style-name="gr1" draw:text-style-name="P1" draw:id="id60" draw:layer="layout" svg:width="1.587cm" svg:height="0.635cm" svg:x="36.163cm" svg:y="8.975cm">
          <text:p/>
        </draw:rect>
        <draw:rect draw:style-name="gr7" draw:text-style-name="P1" draw:layer="layout" svg:width="6.35cm" svg:height="1.27cm" svg:x="47.34cm" svg:y="26.544cm">
          <text:p text:style-name="P1">Issue Type</text:p>
        </draw:rect>
        <draw:rect draw:style-name="gr25" draw:text-style-name="P1" draw:id="id59" draw:layer="layout" svg:width="6.35cm" svg:height="2.54cm" svg:x="32.988cm" svg:y="7.069cm">
          <text:p text:style-name="P1">Project</text:p>
        </draw:rect>
        <draw:rect draw:style-name="gr26" draw:text-style-name="P1" draw:layer="layout" svg:width="13.334cm" svg:height="4.445cm" svg:x="5.763cm" svg:y="42.275cm">
          <text:p text:style-name="P1">Added layer to help express the relationships </text:p>
          <text:p text:style-name="P1">more clearly. Used where many many would </text:p>
          <text:p text:style-name="P1">otherwise be used.</text:p>
        </draw:rect>
        <draw:rect draw:style-name="gr14" draw:text-style-name="P1" draw:layer="layout" svg:width="6.35cm" svg:height="1.27cm" svg:x="25.882cm" svg:y="26.544cm">
          <text:p text:style-name="P1">User/Group/Role</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5" draw:display-name="Arrowheads 15" svg:viewBox="0 0 10000 12000" svg:d="m0 8100v-800h4600v-3500h-4600v-800h4600v-3000h800v3000h4600v800h-4600v3500h4600v800h-4800v3900h-400v-3900z"/>
    <draw:marker draw:name="Arrowheads_20_16" draw:display-name="Arrowheads 16" svg:viewBox="0 0 10000 19040" svg:d="m5200 19040h-400v-4440h-110l-588-91-431-111-413-152-394-189-371-226-346-259-320-290-290-320-259-346-226-371-189-394-152-413-111-431-68-447-23-460 23-460 68-447 111-431 152-413 189-394 226-371 259-346 290-320 320-290 346-259 371-226 394-189 413-152 431-111 498-91v-1700h-4600v-900h4600v-3000h800v3000h4600v900h-4600v1700l516 91 431 111 413 152 394 189 371 226 346 259 320 290 290 320 259 346 226 371 189 394 152 413 111 431 68 447 19 452h-752l-13-375-57-373-93-359-126-345-158-327-187-310-216-288-242-267-267-242-288-216-310-187-327-158-345-126-359-93-373-57-383-19-383 19-373 57-359 93-345 126-327 158-310 187-288 216-267 242-242 267-216 288-187 310-158 327-126 345-93 359-57 373-19 383 19 383 57 373 93 359 126 345 158 327 187 310 216 288 242 267 267 242 288 216 310 187 327 158 345 126 359 93 373 57 383 19 383-19 373-57 359-93 345-126 327-158 310-187 288-216 267-242 242-267 216-288 187-310 158-327 126-345 93-359 57-373 9-384h760v1l-23 460-68 447-111 431-152 413-189 394-226 371-259 346-290 320-320 290-346 259-371 226-394 189-413 152-431 111-589 91h-127z"/>
    <draw:marker draw:name="Test1" svg:viewBox="0 0 15091 25940" svg:d="m7691 25940h-400v-4440h-110l-588-91-431-111-413-152-394-189-371-226-346-259-320-290-290-320-259-346-226-371-189-394-152-413-111-431-68-447-23-460 23-460 68-447 111-431 152-413 189-394 226-371 259-346 290-320 320-290 346-259 371-226 394-189 413-152 431-111 498-91v-600l-7091-11900h891l6200 10400v-10400h800v10400l6300-10400h900l-7200 11900v600l516 91 431 111 413 152 394 189 371 226 346 259 320 290 290 320 259 346 226 371 189 394 152 413 111 431 68 447 19 452h-752l-13-375-57-373-93-359-126-345-158-327-187-310-216-288-242-267-267-242-288-216-310-187-327-158-345-126-359-93-373-57-383-19-383 19-373 57-359 93-345 126-327 158-310 187-288 216-267 242-242 267-216 288-187 310-158 327-126 345-93 359-57 373-19 383 19 383 57 373 93 359 126 345 158 327 187 310 216 288 242 267 267 242 288 216 310 187 327 158 345 126 359 93 373 57 383 19 383-19 373-57 359-93 345-126 327-158 310-187 288-216 267-242 242-267 216-288 187-310 158-327 126-345 93-359 57-373 9-384h760v1l-23 460-68 447-111 431-152 413-189 394-226 371-259 346-290 320-320 290-346 259-371 226-394 189-413 152-431 111-589 91h-127z"/>
    <draw:marker draw:name="Test3" svg:viewBox="0 0 15091 18000" svg:d="m2491 14100v-800h4600v-1400l-7091-11900h891l6200 10400v-10400h800v10400l6300-10400h900l-7200 11900v1400h4600v800h-4800v3900h-400v-390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099cm" fo:page-height="59.41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Peter Edworthy</meta:initial-creator>
    <meta:creation-date>2011-08-05T13:56:45</meta:creation-date>
    <dc:date>2011-08-08T12:09:23</dc:date>
    <dc:creator>Peter Edworthy</dc:creator>
    <meta:editing-duration>PT05H50M29S</meta:editing-duration>
    <meta:editing-cycles>6</meta:editing-cycles>
    <meta:generator>OpenOffice.org/3.1$Unix OpenOffice.org_project/310m19$Build-9420</meta:generator>
    <meta:printed-by>Peter Edworthy</meta:printed-by>
    <meta:print-date>2011-08-08T10:35:54</meta:print-date>
    <meta:document-statistic meta:object-count="139"/>
  </office:meta>
</office:document-meta>
</file>